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7 年 11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92788" calcext:value-type="float">
            <text:p>92,788</text:p>
          </table:table-cell>
          <table:table-cell table:style-name="ce38" table:formula="of:=SUM([.D10];[.D88];[.D91];)" office:value-type="float" office:value="3609" calcext:value-type="float">
            <text:p>3,609</text:p>
          </table:table-cell>
          <table:table-cell table:style-name="ce38" table:formula="of:=SUM([.E10];[.E88];[.E91];)" office:value-type="float" office:value="6764" calcext:value-type="float">
            <text:p>6,764</text:p>
          </table:table-cell>
          <table:table-cell table:style-name="ce38" table:formula="of:=SUM([.F10];[.F88];[.F91];)" office:value-type="float" office:value="3369" calcext:value-type="float">
            <text:p>3,369</text:p>
          </table:table-cell>
          <table:table-cell table:style-name="ce38" table:formula="of:=SUM([.G10];[.G88];[.G91];)" office:value-type="float" office:value="8413" calcext:value-type="float">
            <text:p>8,413</text:p>
          </table:table-cell>
          <table:table-cell table:style-name="ce38" table:formula="of:=SUM([.H10];[.H88];[.H91];)" office:value-type="float" office:value="348" calcext:value-type="float">
            <text:p>348</text:p>
          </table:table-cell>
          <table:table-cell table:style-name="ce38" table:formula="of:=SUM([.I10];[.I88];[.I91];)" office:value-type="float" office:value="1" calcext:value-type="float">
            <text:p>1</text:p>
          </table:table-cell>
          <table:table-cell table:style-name="ce38" table:formula="of:=SUM([.J10];[.J88];[.J91];)" office:value-type="float" office:value="28404" calcext:value-type="float">
            <text:p>28,404</text:p>
          </table:table-cell>
          <table:table-cell table:style-name="ce38" table:formula="of:=SUM([.K10];[.K88];[.K91];)" office:value-type="float" office:value="39911" calcext:value-type="float">
            <text:p>39,911</text:p>
          </table:table-cell>
          <table:table-cell table:style-name="ce38" table:formula="of:=SUM([.L10];[.L88];[.L91];)" office:value-type="float" office:value="1958" calcext:value-type="float">
            <text:p>1,958</text:p>
          </table:table-cell>
          <table:table-cell table:style-name="ce38" table:formula="of:=SUM([.M10];[.M88];[.M91];)" office:value-type="float" office:value="11" calcext:value-type="float">
            <text:p>11</text:p>
          </table:table-cell>
          <table:table-cell table:style-name="ce38" table:formula="of:=SUM([.N10];[.N88];[.N91];)" office:value-type="float" office:value="91274" calcext:value-type="float">
            <text:p>91,274</text:p>
          </table:table-cell>
          <table:table-cell table:style-name="ce38" table:formula="of:=SUM([.O10];[.O88];[.O91];)" office:value-type="float" office:value="3983" calcext:value-type="float">
            <text:p>3,983</text:p>
          </table:table-cell>
          <table:table-cell table:style-name="ce38" table:formula="of:=SUM([.P10];[.P88];[.P91];)" office:value-type="float" office:value="5036" calcext:value-type="float">
            <text:p>5,036</text:p>
          </table:table-cell>
          <table:table-cell table:style-name="ce38" table:formula="of:=SUM([.Q10];[.Q88];[.Q91];)" office:value-type="float" office:value="3302" calcext:value-type="float">
            <text:p>3,302</text:p>
          </table:table-cell>
          <table:table-cell table:style-name="ce38" table:formula="of:=SUM([.R10];[.R88];[.R91];)" office:value-type="float" office:value="9985" calcext:value-type="float">
            <text:p>9,985</text:p>
          </table:table-cell>
          <table:table-cell table:style-name="ce38" table:formula="of:=SUM([.S10];[.S88];[.S91];)" office:value-type="float" office:value="571" calcext:value-type="float">
            <text:p>571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28400" calcext:value-type="float">
            <text:p>28,400</text:p>
          </table:table-cell>
          <table:table-cell table:style-name="ce38" table:formula="of:=SUM([.V10];[.V88];[.V91];)" office:value-type="float" office:value="39911" calcext:value-type="float">
            <text:p>39,911</text:p>
          </table:table-cell>
          <table:table-cell table:style-name="ce38" table:formula="of:=SUM([.W10];[.W88];[.W91];)" office:value-type="float" office:value="41" calcext:value-type="float">
            <text:p>41</text:p>
          </table:table-cell>
          <table:table-cell table:style-name="ce55" table:formula="of:=SUM([.X10];[.X88];[.X91];)" office:value-type="float" office:value="45" calcext:value-type="float">
            <text:p>45</text:p>
          </table:table-cell>
          <table:table-cell table:style-name="ce65" table:formula="of:=[.C7]-[.N7]" office:value-type="float" office:value="1514" calcext:value-type="float">
            <text:p>1,514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40300" calcext:value-type="float">
            <text:p>40,300</text:p>
          </table:table-cell>
          <table:table-cell table:style-name="ce39" table:formula="of:=SUM([.D11];[.D89];[.D92];)" office:value-type="float" office:value="1572" calcext:value-type="float">
            <text:p>1,572</text:p>
          </table:table-cell>
          <table:table-cell table:style-name="ce39" table:formula="of:=SUM([.E11];[.E89];[.E92];)" office:value-type="float" office:value="3092" calcext:value-type="float">
            <text:p>3,092</text:p>
          </table:table-cell>
          <table:table-cell table:style-name="ce39" table:formula="of:=SUM([.F11];[.F89];[.F92];)" office:value-type="float" office:value="1508" calcext:value-type="float">
            <text:p>1,508</text:p>
          </table:table-cell>
          <table:table-cell table:style-name="ce39" table:formula="of:=SUM([.G11];[.G89];[.G92];)" office:value-type="float" office:value="3630" calcext:value-type="float">
            <text:p>3,630</text:p>
          </table:table-cell>
          <table:table-cell table:style-name="ce39" table:formula="of:=SUM([.H11];[.H89];[.H92];)" office:value-type="float" office:value="218" calcext:value-type="float">
            <text:p>218</text:p>
          </table:table-cell>
          <table:table-cell table:style-name="ce39" table:formula="of:=SUM([.I11];[.I89];[.I92];)" office:value-type="float" office:value="1" calcext:value-type="float">
            <text:p>1</text:p>
          </table:table-cell>
          <table:table-cell table:style-name="ce39" table:formula="of:=SUM([.J11];[.J89];[.J92];)" office:value-type="float" office:value="12359" calcext:value-type="float">
            <text:p>12,359</text:p>
          </table:table-cell>
          <table:table-cell table:style-name="ce39" table:formula="of:=SUM([.K11];[.K89];[.K92];)" office:value-type="float" office:value="17650" calcext:value-type="float">
            <text:p>17,650</text:p>
          </table:table-cell>
          <table:table-cell table:style-name="ce39" table:formula="of:=SUM([.L11];[.L89];[.L92];)" office:value-type="float" office:value="264" calcext:value-type="float">
            <text:p>264</text:p>
          </table:table-cell>
          <table:table-cell table:style-name="ce39" table:formula="of:=SUM([.M11];[.M89];[.M92];)" office:value-type="float" office:value="6" calcext:value-type="float">
            <text:p>6</text:p>
          </table:table-cell>
          <table:table-cell table:style-name="ce39" table:formula="of:=SUM([.N11];[.N89];[.N92];)" office:value-type="float" office:value="40458" calcext:value-type="float">
            <text:p>40,458</text:p>
          </table:table-cell>
          <table:table-cell table:style-name="ce39" table:formula="of:=SUM([.O11];[.O89];[.O92];)" office:value-type="float" office:value="1950" calcext:value-type="float">
            <text:p>1,950</text:p>
          </table:table-cell>
          <table:table-cell table:style-name="ce39" table:formula="of:=SUM([.P11];[.P89];[.P92];)" office:value-type="float" office:value="2122" calcext:value-type="float">
            <text:p>2,122</text:p>
          </table:table-cell>
          <table:table-cell table:style-name="ce39" table:formula="of:=SUM([.Q11];[.Q89];[.Q92];)" office:value-type="float" office:value="1459" calcext:value-type="float">
            <text:p>1,459</text:p>
          </table:table-cell>
          <table:table-cell table:style-name="ce39" table:formula="of:=SUM([.R11];[.R89];[.R92];)" office:value-type="float" office:value="4591" calcext:value-type="float">
            <text:p>4,591</text:p>
          </table:table-cell>
          <table:table-cell table:style-name="ce39" table:formula="of:=SUM([.S11];[.S89];[.S92];)" office:value-type="float" office:value="276" calcext:value-type="float">
            <text:p>276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2359" calcext:value-type="float">
            <text:p>12,359</text:p>
          </table:table-cell>
          <table:table-cell table:style-name="ce39" table:formula="of:=SUM([.V11];[.V89];[.V92];)" office:value-type="float" office:value="17651" calcext:value-type="float">
            <text:p>17,651</text:p>
          </table:table-cell>
          <table:table-cell table:style-name="ce39" table:formula="of:=SUM([.W11];[.W89];[.W92];)" office:value-type="float" office:value="22" calcext:value-type="float">
            <text:p>22</text:p>
          </table:table-cell>
          <table:table-cell table:style-name="ce56" table:formula="of:=SUM([.X11];[.X89];[.X92];)" office:value-type="float" office:value="28" calcext:value-type="float">
            <text:p>28</text:p>
          </table:table-cell>
          <table:table-cell table:style-name="ce66" table:formula="of:=[.C8]-[.N8]" office:value-type="float" office:value="-158" calcext:value-type="float">
            <text:p><text:s text:c="7"/>－158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52488" calcext:value-type="float">
            <text:p>52,488</text:p>
          </table:table-cell>
          <table:table-cell table:style-name="ce40" table:formula="of:=SUM([.D12];[.D90];[.D93];)" office:value-type="float" office:value="2037" calcext:value-type="float">
            <text:p>2,037</text:p>
          </table:table-cell>
          <table:table-cell table:style-name="ce40" table:formula="of:=SUM([.E12];[.E90];[.E93];)" office:value-type="float" office:value="3672" calcext:value-type="float">
            <text:p>3,672</text:p>
          </table:table-cell>
          <table:table-cell table:style-name="ce40" table:formula="of:=SUM([.F12];[.F90];[.F93];)" office:value-type="float" office:value="1861" calcext:value-type="float">
            <text:p>1,861</text:p>
          </table:table-cell>
          <table:table-cell table:style-name="ce40" table:formula="of:=SUM([.G12];[.G90];[.G93];)" office:value-type="float" office:value="4783" calcext:value-type="float">
            <text:p>4,783</text:p>
          </table:table-cell>
          <table:table-cell table:style-name="ce40" table:formula="of:=SUM([.H12];[.H90];[.H93];)" office:value-type="float" office:value="130" calcext:value-type="float">
            <text:p>130</text:p>
          </table:table-cell>
          <table:table-cell table:style-name="ce40" table:formula="of:=SUM([.I12];[.I90];[.I93];)" office:value-type="float" office:value="0" calcext:value-type="float">
            <text:p>-</text:p>
          </table:table-cell>
          <table:table-cell table:style-name="ce40" table:formula="of:=SUM([.J12];[.J90];[.J93];)" office:value-type="float" office:value="16045" calcext:value-type="float">
            <text:p>16,045</text:p>
          </table:table-cell>
          <table:table-cell table:style-name="ce40" table:formula="of:=SUM([.K12];[.K90];[.K93];)" office:value-type="float" office:value="22261" calcext:value-type="float">
            <text:p>22,261</text:p>
          </table:table-cell>
          <table:table-cell table:style-name="ce40" table:formula="of:=SUM([.L12];[.L90];[.L93];)" office:value-type="float" office:value="1694" calcext:value-type="float">
            <text:p>1,694</text:p>
          </table:table-cell>
          <table:table-cell table:style-name="ce40" table:formula="of:=SUM([.M12];[.M90];[.M93];)" office:value-type="float" office:value="5" calcext:value-type="float">
            <text:p>5</text:p>
          </table:table-cell>
          <table:table-cell table:style-name="ce40" table:formula="of:=SUM([.N12];[.N90];[.N93];)" office:value-type="float" office:value="50816" calcext:value-type="float">
            <text:p>50,816</text:p>
          </table:table-cell>
          <table:table-cell table:style-name="ce40" table:formula="of:=SUM([.O12];[.O90];[.O93];)" office:value-type="float" office:value="2033" calcext:value-type="float">
            <text:p>2,033</text:p>
          </table:table-cell>
          <table:table-cell table:style-name="ce40" table:formula="of:=SUM([.P12];[.P90];[.P93];)" office:value-type="float" office:value="2914" calcext:value-type="float">
            <text:p>2,914</text:p>
          </table:table-cell>
          <table:table-cell table:style-name="ce40" table:formula="of:=SUM([.Q12];[.Q90];[.Q93];)" office:value-type="float" office:value="1843" calcext:value-type="float">
            <text:p>1,843</text:p>
          </table:table-cell>
          <table:table-cell table:style-name="ce40" table:formula="of:=SUM([.R12];[.R90];[.R93];)" office:value-type="float" office:value="5394" calcext:value-type="float">
            <text:p>5,394</text:p>
          </table:table-cell>
          <table:table-cell table:style-name="ce40" table:formula="of:=SUM([.S12];[.S90];[.S93];)" office:value-type="float" office:value="295" calcext:value-type="float">
            <text:p>295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6041" calcext:value-type="float">
            <text:p>16,041</text:p>
          </table:table-cell>
          <table:table-cell table:style-name="ce40" table:formula="of:=SUM([.V12];[.V90];[.V93];)" office:value-type="float" office:value="22260" calcext:value-type="float">
            <text:p>22,260</text:p>
          </table:table-cell>
          <table:table-cell table:style-name="ce40" table:formula="of:=SUM([.W12];[.W90];[.W93];)" office:value-type="float" office:value="19" calcext:value-type="float">
            <text:p>19</text:p>
          </table:table-cell>
          <table:table-cell table:style-name="ce57" table:formula="of:=SUM([.X12];[.X90];[.X93];)" office:value-type="float" office:value="17" calcext:value-type="float">
            <text:p>17</text:p>
          </table:table-cell>
          <table:table-cell table:style-name="ce67" table:formula="of:=[.C9]-[.N9]" office:value-type="float" office:value="1672" calcext:value-type="float">
            <text:p>1,672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92089" calcext:value-type="float">
            <text:p>92,089</text:p>
          </table:table-cell>
          <table:table-cell table:style-name="ce38" table:formula="of:=SUM([.D13];[.D79];[.D82])" office:value-type="float" office:value="3605" calcext:value-type="float">
            <text:p>3,605</text:p>
          </table:table-cell>
          <table:table-cell table:style-name="ce38" table:formula="of:=SUM([.E13];[.E79];[.E82])" office:value-type="float" office:value="6695" calcext:value-type="float">
            <text:p>6,695</text:p>
          </table:table-cell>
          <table:table-cell table:style-name="ce38" table:formula="of:=SUM([.F13];[.F79];[.F82])" office:value-type="float" office:value="3335" calcext:value-type="float">
            <text:p>3,335</text:p>
          </table:table-cell>
          <table:table-cell table:style-name="ce38" table:formula="of:=SUM([.G13];[.G79];[.G82])" office:value-type="float" office:value="7945" calcext:value-type="float">
            <text:p>7,945</text:p>
          </table:table-cell>
          <table:table-cell table:style-name="ce38" table:formula="of:=SUM([.H13];[.H79];[.H82])" office:value-type="float" office:value="348" calcext:value-type="float">
            <text:p>348</text:p>
          </table:table-cell>
          <table:table-cell table:style-name="ce38" table:formula="of:=SUM([.I13];[.I79];[.I82])" office:value-type="float" office:value="1" calcext:value-type="float">
            <text:p>1</text:p>
          </table:table-cell>
          <table:table-cell table:style-name="ce38" table:formula="of:=SUM([.J13];[.J79];[.J82])" office:value-type="float" office:value="28403" calcext:value-type="float">
            <text:p>28,403</text:p>
          </table:table-cell>
          <table:table-cell table:style-name="ce38" table:formula="of:=SUM([.K13];[.K79];[.K82])" office:value-type="float" office:value="39798" calcext:value-type="float">
            <text:p>39,798</text:p>
          </table:table-cell>
          <table:table-cell table:style-name="ce38" table:formula="of:=SUM([.L13];[.L79];[.L82])" office:value-type="float" office:value="1948" calcext:value-type="float">
            <text:p>1,948</text:p>
          </table:table-cell>
          <table:table-cell table:style-name="ce38" table:formula="of:=SUM([.M13];[.M79];[.M82])" office:value-type="float" office:value="11" calcext:value-type="float">
            <text:p>11</text:p>
          </table:table-cell>
          <table:table-cell table:style-name="ce38" table:formula="of:=SUM([.N13];[.N79];[.N82])" office:value-type="float" office:value="90806" calcext:value-type="float">
            <text:p>90,806</text:p>
          </table:table-cell>
          <table:table-cell table:style-name="ce38" table:formula="of:=SUM([.O13];[.O79];[.O82])" office:value-type="float" office:value="3977" calcext:value-type="float">
            <text:p>3,977</text:p>
          </table:table-cell>
          <table:table-cell table:style-name="ce38" table:formula="of:=SUM([.P13];[.P79];[.P82])" office:value-type="float" office:value="4976" calcext:value-type="float">
            <text:p>4,976</text:p>
          </table:table-cell>
          <table:table-cell table:style-name="ce38" table:formula="of:=SUM([.Q13];[.Q79];[.Q82])" office:value-type="float" office:value="3277" calcext:value-type="float">
            <text:p>3,277</text:p>
          </table:table-cell>
          <table:table-cell table:style-name="ce38" table:formula="of:=SUM([.R13];[.R79];[.R82])" office:value-type="float" office:value="9722" calcext:value-type="float">
            <text:p>9,722</text:p>
          </table:table-cell>
          <table:table-cell table:style-name="ce38" table:formula="of:=SUM([.S13];[.S79];[.S82])" office:value-type="float" office:value="571" calcext:value-type="float">
            <text:p>571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28399" calcext:value-type="float">
            <text:p>28,399</text:p>
          </table:table-cell>
          <table:table-cell table:style-name="ce38" table:formula="of:=SUM([.V13];[.V79];[.V82])" office:value-type="float" office:value="39798" calcext:value-type="float">
            <text:p>39,798</text:p>
          </table:table-cell>
          <table:table-cell table:style-name="ce38" table:formula="of:=SUM([.W13];[.W79];[.W82])" office:value-type="float" office:value="41" calcext:value-type="float">
            <text:p>41</text:p>
          </table:table-cell>
          <table:table-cell table:style-name="ce55" table:formula="of:=SUM([.X13];[.X79];[.X82])" office:value-type="float" office:value="45" calcext:value-type="float">
            <text:p>45</text:p>
          </table:table-cell>
          <table:table-cell table:style-name="ce68" table:formula="of:=[.C10]-[.N10]" office:value-type="float" office:value="1283" calcext:value-type="float">
            <text:p>1,283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39959" calcext:value-type="float">
            <text:p>39,959</text:p>
          </table:table-cell>
          <table:table-cell table:style-name="ce39" table:formula="of:=SUM([.D14];[.D80];[.D83])" office:value-type="float" office:value="1569" calcext:value-type="float">
            <text:p>1,569</text:p>
          </table:table-cell>
          <table:table-cell table:style-name="ce39" table:formula="of:=SUM([.E14];[.E80];[.E83])" office:value-type="float" office:value="3062" calcext:value-type="float">
            <text:p>3,062</text:p>
          </table:table-cell>
          <table:table-cell table:style-name="ce39" table:formula="of:=SUM([.F14];[.F80];[.F83])" office:value-type="float" office:value="1490" calcext:value-type="float">
            <text:p>1,490</text:p>
          </table:table-cell>
          <table:table-cell table:style-name="ce39" table:formula="of:=SUM([.G14];[.G80];[.G83])" office:value-type="float" office:value="3402" calcext:value-type="float">
            <text:p>3,402</text:p>
          </table:table-cell>
          <table:table-cell table:style-name="ce39" table:formula="of:=SUM([.H14];[.H80];[.H83])" office:value-type="float" office:value="218" calcext:value-type="float">
            <text:p>218</text:p>
          </table:table-cell>
          <table:table-cell table:style-name="ce39" table:formula="of:=SUM([.I14];[.I80];[.I83])" office:value-type="float" office:value="1" calcext:value-type="float">
            <text:p>1</text:p>
          </table:table-cell>
          <table:table-cell table:style-name="ce39" table:formula="of:=SUM([.J14];[.J80];[.J83])" office:value-type="float" office:value="12358" calcext:value-type="float">
            <text:p>12,358</text:p>
          </table:table-cell>
          <table:table-cell table:style-name="ce39" table:formula="of:=SUM([.K14];[.K80];[.K83])" office:value-type="float" office:value="17591" calcext:value-type="float">
            <text:p>17,591</text:p>
          </table:table-cell>
          <table:table-cell table:style-name="ce39" table:formula="of:=SUM([.L14];[.L80];[.L83])" office:value-type="float" office:value="262" calcext:value-type="float">
            <text:p>262</text:p>
          </table:table-cell>
          <table:table-cell table:style-name="ce39" table:formula="of:=SUM([.M14];[.M80];[.M83])" office:value-type="float" office:value="6" calcext:value-type="float">
            <text:p>6</text:p>
          </table:table-cell>
          <table:table-cell table:style-name="ce39" table:formula="of:=SUM([.N14];[.N80];[.N83])" office:value-type="float" office:value="40176" calcext:value-type="float">
            <text:p>40,176</text:p>
          </table:table-cell>
          <table:table-cell table:style-name="ce39" table:formula="of:=SUM([.O14];[.O80];[.O83])" office:value-type="float" office:value="1946" calcext:value-type="float">
            <text:p>1,946</text:p>
          </table:table-cell>
          <table:table-cell table:style-name="ce39" table:formula="of:=SUM([.P14];[.P80];[.P83])" office:value-type="float" office:value="2089" calcext:value-type="float">
            <text:p>2,089</text:p>
          </table:table-cell>
          <table:table-cell table:style-name="ce39" table:formula="of:=SUM([.Q14];[.Q80];[.Q83])" office:value-type="float" office:value="1439" calcext:value-type="float">
            <text:p>1,439</text:p>
          </table:table-cell>
          <table:table-cell table:style-name="ce39" table:formula="of:=SUM([.R14];[.R80];[.R83])" office:value-type="float" office:value="4426" calcext:value-type="float">
            <text:p>4,426</text:p>
          </table:table-cell>
          <table:table-cell table:style-name="ce39" table:formula="of:=SUM([.S14];[.S80];[.S83])" office:value-type="float" office:value="276" calcext:value-type="float">
            <text:p>276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2358" calcext:value-type="float">
            <text:p>12,358</text:p>
          </table:table-cell>
          <table:table-cell table:style-name="ce39" table:formula="of:=SUM([.V14];[.V80];[.V83])" office:value-type="float" office:value="17592" calcext:value-type="float">
            <text:p>17,592</text:p>
          </table:table-cell>
          <table:table-cell table:style-name="ce39" table:formula="of:=SUM([.W14];[.W80];[.W83])" office:value-type="float" office:value="22" calcext:value-type="float">
            <text:p>22</text:p>
          </table:table-cell>
          <table:table-cell table:style-name="ce56" table:formula="of:=SUM([.X14];[.X80];[.X83])" office:value-type="float" office:value="28" calcext:value-type="float">
            <text:p>28</text:p>
          </table:table-cell>
          <table:table-cell table:style-name="ce69" table:formula="of:=[.C11]-[.N11]" office:value-type="float" office:value="-217" calcext:value-type="float">
            <text:p><text:s text:c="7"/>－217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52130" calcext:value-type="float">
            <text:p>52,130</text:p>
          </table:table-cell>
          <table:table-cell table:style-name="ce40" table:formula="of:=SUM([.D15];[.D81];[.D84])" office:value-type="float" office:value="2036" calcext:value-type="float">
            <text:p>2,036</text:p>
          </table:table-cell>
          <table:table-cell table:style-name="ce40" table:formula="of:=SUM([.E15];[.E81];[.E84])" office:value-type="float" office:value="3633" calcext:value-type="float">
            <text:p>3,633</text:p>
          </table:table-cell>
          <table:table-cell table:style-name="ce40" table:formula="of:=SUM([.F15];[.F81];[.F84])" office:value-type="float" office:value="1845" calcext:value-type="float">
            <text:p>1,845</text:p>
          </table:table-cell>
          <table:table-cell table:style-name="ce40" table:formula="of:=SUM([.G15];[.G81];[.G84])" office:value-type="float" office:value="4543" calcext:value-type="float">
            <text:p>4,543</text:p>
          </table:table-cell>
          <table:table-cell table:style-name="ce40" table:formula="of:=SUM([.H15];[.H81];[.H84])" office:value-type="float" office:value="130" calcext:value-type="float">
            <text:p>130</text:p>
          </table:table-cell>
          <table:table-cell table:style-name="ce40" table:formula="of:=SUM([.I15];[.I81];[.I84])" office:value-type="float" office:value="0" calcext:value-type="float">
            <text:p>-</text:p>
          </table:table-cell>
          <table:table-cell table:style-name="ce40" table:formula="of:=SUM([.J15];[.J81];[.J84])" office:value-type="float" office:value="16045" calcext:value-type="float">
            <text:p>16,045</text:p>
          </table:table-cell>
          <table:table-cell table:style-name="ce40" table:formula="of:=SUM([.K15];[.K81];[.K84])" office:value-type="float" office:value="22207" calcext:value-type="float">
            <text:p>22,207</text:p>
          </table:table-cell>
          <table:table-cell table:style-name="ce40" table:formula="of:=SUM([.L15];[.L81];[.L84])" office:value-type="float" office:value="1686" calcext:value-type="float">
            <text:p>1,686</text:p>
          </table:table-cell>
          <table:table-cell table:style-name="ce40" table:formula="of:=SUM([.M15];[.M81];[.M84])" office:value-type="float" office:value="5" calcext:value-type="float">
            <text:p>5</text:p>
          </table:table-cell>
          <table:table-cell table:style-name="ce40" table:formula="of:=SUM([.N15];[.N81];[.N84])" office:value-type="float" office:value="50630" calcext:value-type="float">
            <text:p>50,630</text:p>
          </table:table-cell>
          <table:table-cell table:style-name="ce40" table:formula="of:=SUM([.O15];[.O81];[.O84])" office:value-type="float" office:value="2031" calcext:value-type="float">
            <text:p>2,031</text:p>
          </table:table-cell>
          <table:table-cell table:style-name="ce40" table:formula="of:=SUM([.P15];[.P81];[.P84])" office:value-type="float" office:value="2887" calcext:value-type="float">
            <text:p>2,887</text:p>
          </table:table-cell>
          <table:table-cell table:style-name="ce40" table:formula="of:=SUM([.Q15];[.Q81];[.Q84])" office:value-type="float" office:value="1838" calcext:value-type="float">
            <text:p>1,838</text:p>
          </table:table-cell>
          <table:table-cell table:style-name="ce40" table:formula="of:=SUM([.R15];[.R81];[.R84])" office:value-type="float" office:value="5296" calcext:value-type="float">
            <text:p>5,296</text:p>
          </table:table-cell>
          <table:table-cell table:style-name="ce40" table:formula="of:=SUM([.S15];[.S81];[.S84])" office:value-type="float" office:value="295" calcext:value-type="float">
            <text:p>295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6041" calcext:value-type="float">
            <text:p>16,041</text:p>
          </table:table-cell>
          <table:table-cell table:style-name="ce40" table:formula="of:=SUM([.V15];[.V81];[.V84])" office:value-type="float" office:value="22206" calcext:value-type="float">
            <text:p>22,206</text:p>
          </table:table-cell>
          <table:table-cell table:style-name="ce40" table:formula="of:=SUM([.W15];[.W81];[.W84])" office:value-type="float" office:value="19" calcext:value-type="float">
            <text:p>19</text:p>
          </table:table-cell>
          <table:table-cell table:style-name="ce57" table:formula="of:=SUM([.X15];[.X81];[.X84])" office:value-type="float" office:value="17" calcext:value-type="float">
            <text:p>17</text:p>
          </table:table-cell>
          <table:table-cell table:style-name="ce70" table:formula="of:=[.C12]-[.N12]" office:value-type="float" office:value="1500" calcext:value-type="float">
            <text:p>1,500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73569" calcext:value-type="float">
            <text:p>73,569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1887" calcext:value-type="float">
            <text:p>1,887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6547" calcext:value-type="float">
            <text:p>6,547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3175" calcext:value-type="float">
            <text:p>3,175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263" calcext:value-type="float">
            <text:p>263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1" calcext:value-type="float">
            <text:p>1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28403" calcext:value-type="float">
            <text:p>28,403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31681" calcext:value-type="float">
            <text:p>31,681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1602" calcext:value-type="float">
            <text:p>1,602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10" calcext:value-type="float">
            <text:p>10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71071" calcext:value-type="float">
            <text:p>71,071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2520" calcext:value-type="float">
            <text:p>2,520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4816" calcext:value-type="float">
            <text:p>4,816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3129" calcext:value-type="float">
            <text:p>3,129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468" calcext:value-type="float">
            <text:p>468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28399" calcext:value-type="float">
            <text:p>28,399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31682" calcext:value-type="float">
            <text:p>31,682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18" calcext:value-type="float">
            <text:p>18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39" calcext:value-type="float">
            <text:p>39</text:p>
          </table:table-cell>
          <table:table-cell table:style-name="ce68" table:formula="of:=[.C13]-[.N13]" office:value-type="float" office:value="2498" calcext:value-type="float">
            <text:p>2,498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31890" calcext:value-type="float">
            <text:p>31,890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831" calcext:value-type="float">
            <text:p>831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3000" calcext:value-type="float">
            <text:p>3,000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426" calcext:value-type="float">
            <text:p>1,426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165" calcext:value-type="float">
            <text:p>165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1" calcext:value-type="float">
            <text:p>1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2358" calcext:value-type="float">
            <text:p>12,358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3923" calcext:value-type="float">
            <text:p>13,923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181" calcext:value-type="float">
            <text:p>181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5" calcext:value-type="float">
            <text:p>5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31226" calcext:value-type="float">
            <text:p>31,226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279" calcext:value-type="float">
            <text:p>1,279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2025" calcext:value-type="float">
            <text:p>2,025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377" calcext:value-type="float">
            <text:p>1,377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228" calcext:value-type="float">
            <text:p>228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2358" calcext:value-type="float">
            <text:p>12,358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3924" calcext:value-type="float">
            <text:p>13,924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9" calcext:value-type="float">
            <text:p>9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26" calcext:value-type="float">
            <text:p>26</text:p>
          </table:table-cell>
          <table:table-cell table:style-name="ce69" table:formula="of:=[.C14]-[.N14]" office:value-type="float" office:value="664" calcext:value-type="float">
            <text:p>664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41679" calcext:value-type="float">
            <text:p>41,679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1056" calcext:value-type="float">
            <text:p>1,056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3547" calcext:value-type="float">
            <text:p>3,547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1749" calcext:value-type="float">
            <text:p>1,749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98" calcext:value-type="float">
            <text:p>98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0" calcext:value-type="float">
            <text:p>-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6045" calcext:value-type="float">
            <text:p>16,045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17758" calcext:value-type="float">
            <text:p>17,758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1421" calcext:value-type="float">
            <text:p>1,421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5" calcext:value-type="float">
            <text:p>5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39845" calcext:value-type="float">
            <text:p>39,845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1241" calcext:value-type="float">
            <text:p>1,241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2791" calcext:value-type="float">
            <text:p>2,791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1752" calcext:value-type="float">
            <text:p>1,752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240" calcext:value-type="float">
            <text:p>240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6041" calcext:value-type="float">
            <text:p>16,041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17758" calcext:value-type="float">
            <text:p>17,758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9" calcext:value-type="float">
            <text:p>9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13" calcext:value-type="float">
            <text:p>13</text:p>
          </table:table-cell>
          <table:table-cell table:style-name="ce70" table:formula="of:=[.C15]-[.N15]" office:value-type="float" office:value="1834" calcext:value-type="float">
            <text:p>1,834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811" calcext:value-type="float">
            <text:p>16,811</text:p>
          </table:table-cell>
          <table:table-cell table:style-name="ce41" office:value-type="float" office:value="696" calcext:value-type="float">
            <text:p>696</text:p>
          </table:table-cell>
          <table:table-cell table:style-name="ce41" office:value-type="float" office:value="4506" calcext:value-type="float">
            <text:p>4,506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65" calcext:value-type="float">
            <text:p>4,165</text:p>
          </table:table-cell>
          <table:table-cell table:style-name="ce41" office:value-type="float" office:value="6782" calcext:value-type="float">
            <text:p>6,782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4665" calcext:value-type="float">
            <text:p>14,665</text:p>
          </table:table-cell>
          <table:table-cell table:style-name="ce41" office:value-type="float" office:value="838" calcext:value-type="float">
            <text:p>838</text:p>
          </table:table-cell>
          <table:table-cell table:style-name="ce41" office:value-type="float" office:value="2828" calcext:value-type="float">
            <text:p>2,828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67" calcext:value-type="float">
            <text:p>3,867</text:p>
          </table:table-cell>
          <table:table-cell table:style-name="ce41" office:value-type="float" office:value="6783" calcext:value-type="float">
            <text:p>6,783</text:p>
          </table:table-cell>
          <table:table-cell table:style-name="ce41" office:value-type="float" office:value="5" calcext:value-type="float">
            <text:p>5</text:p>
          </table:table-cell>
          <table:table-cell table:style-name="ce58" office:value-type="float" office:value="4" calcext:value-type="float">
            <text:p>4</text:p>
          </table:table-cell>
          <table:table-cell table:style-name="ce71" table:formula="of:=[.C16]-[.N16]" office:value-type="float" office:value="2146" calcext:value-type="float">
            <text:p>2,146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340" calcext:value-type="float">
            <text:p>7,340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2031" calcext:value-type="float">
            <text:p>2,031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2" calcext:value-type="float">
            <text:p>1,872</text:p>
          </table:table-cell>
          <table:table-cell table:style-name="ce42" office:value-type="float" office:value="2936" calcext:value-type="float">
            <text:p>2,93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61" calcext:value-type="float">
            <text:p>6,561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1236" calcext:value-type="float">
            <text:p>1,236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07" calcext:value-type="float">
            <text:p>1,807</text:p>
          </table:table-cell>
          <table:table-cell table:style-name="ce42" office:value-type="float" office:value="2937" calcext:value-type="float">
            <text:p>2,937</text:p>
          </table:table-cell>
          <table:table-cell table:style-name="ce42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72" table:formula="of:=[.C17]-[.N17]" office:value-type="float" office:value="779" calcext:value-type="float">
            <text:p>779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471" calcext:value-type="float">
            <text:p>9,471</text:p>
          </table:table-cell>
          <table:table-cell table:style-name="ce43" office:value-type="float" office:value="399" calcext:value-type="float">
            <text:p>399</text:p>
          </table:table-cell>
          <table:table-cell table:style-name="ce43" office:value-type="float" office:value="2475" calcext:value-type="float">
            <text:p>2,475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93" calcext:value-type="float">
            <text:p>2,293</text:p>
          </table:table-cell>
          <table:table-cell table:style-name="ce43" office:value-type="float" office:value="3846" calcext:value-type="float">
            <text:p>3,846</text:p>
          </table:table-cell>
          <table:table-cell table:style-name="ce43" office:value-type="float" office:value="274" calcext:value-type="float">
            <text:p>27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104" calcext:value-type="float">
            <text:p>8,104</text:p>
          </table:table-cell>
          <table:table-cell table:style-name="ce43" office:value-type="float" office:value="427" calcext:value-type="float">
            <text:p>427</text:p>
          </table:table-cell>
          <table:table-cell table:style-name="ce43" office:value-type="float" office:value="1592" calcext:value-type="float">
            <text:p>1,592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60" calcext:value-type="float">
            <text:p>2,060</text:p>
          </table:table-cell>
          <table:table-cell table:style-name="ce43" office:value-type="float" office:value="3846" calcext:value-type="float">
            <text:p>3,84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18]-[.N18]" office:value-type="float" office:value="1367" calcext:value-type="float">
            <text:p>1,36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28" calcext:value-type="float">
            <text:p>1,62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2" calcext:value-type="float">
            <text:p>402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7" calcext:value-type="float">
            <text:p>557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19]-[.N19]" office:value-type="float" office:value="-125" calcext:value-type="float">
            <text:p><text:s text:c="7"/>－125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3" calcext:value-type="float">
            <text:p>74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0]-[.N20]" office:value-type="float" office:value="-38" calcext:value-type="float">
            <text:p><text:s text:c="7"/>－38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23" calcext:value-type="float">
            <text:p>92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602" calcext:value-type="float">
            <text:p>60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0" calcext:value-type="float">
            <text:p>1,01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602" calcext:value-type="float">
            <text:p>60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1]-[.N21]" office:value-type="float" office:value="-87" calcext:value-type="float">
            <text:p><text:s text:c="7"/>－8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280" calcext:value-type="float">
            <text:p>8,280</text:p>
          </table:table-cell>
          <table:table-cell table:style-name="ce41" office:value-type="float" office:value="204" calcext:value-type="float">
            <text:p>204</text:p>
          </table:table-cell>
          <table:table-cell table:style-name="ce41" office:value-type="float" office:value="598" calcext:value-type="float">
            <text:p>598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07" calcext:value-type="float">
            <text:p>3,207</text:p>
          </table:table-cell>
          <table:table-cell table:style-name="ce41" office:value-type="float" office:value="3950" calcext:value-type="float">
            <text:p>3,950</text:p>
          </table:table-cell>
          <table:table-cell table:style-name="ce41" office:value-type="float" office:value="178" calcext:value-type="float">
            <text:p>1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75" calcext:value-type="float">
            <text:p>7,275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3950" calcext:value-type="float">
            <text:p>3,950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71" table:formula="of:=[.C22]-[.N22]" office:value-type="float" office:value="1005" calcext:value-type="float">
            <text:p>1,005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643" calcext:value-type="float">
            <text:p>3,643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6" calcext:value-type="float">
            <text:p>1,416</text:p>
          </table:table-cell>
          <table:table-cell table:style-name="ce42" office:value-type="float" office:value="1752" calcext:value-type="float">
            <text:p>1,75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40" calcext:value-type="float">
            <text:p>3,240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9" calcext:value-type="float">
            <text:p>1,069</text:p>
          </table:table-cell>
          <table:table-cell table:style-name="ce42" office:value-type="float" office:value="1752" calcext:value-type="float">
            <text:p>1,75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3]-[.N23]" office:value-type="float" office:value="403" calcext:value-type="float">
            <text:p>403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637" calcext:value-type="float">
            <text:p>4,637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91" calcext:value-type="float">
            <text:p>1,791</text:p>
          </table:table-cell>
          <table:table-cell table:style-name="ce43" office:value-type="float" office:value="2198" calcext:value-type="float">
            <text:p>2,198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35" calcext:value-type="float">
            <text:p>4,035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9" calcext:value-type="float">
            <text:p>1,339</text:p>
          </table:table-cell>
          <table:table-cell table:style-name="ce43" office:value-type="float" office:value="2198" calcext:value-type="float">
            <text:p>2,198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24]-[.N24]" office:value-type="float" office:value="602" calcext:value-type="float">
            <text:p>60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50" calcext:value-type="float">
            <text:p>1,95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94" calcext:value-type="float">
            <text:p>1,094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8" calcext:value-type="float">
            <text:p>1,68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6" calcext:value-type="float">
            <text:p>886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25]-[.N25]" office:value-type="float" office:value="262" calcext:value-type="float">
            <text:p>262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65" calcext:value-type="float">
            <text:p>86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7" calcext:value-type="float">
            <text:p>73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" calcext:value-type="float">
            <text:p>1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296" calcext:value-type="float">
            <text:p>296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6]-[.N26]" office:value-type="float" office:value="128" calcext:value-type="float">
            <text:p>128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85" calcext:value-type="float">
            <text:p>1,08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1" calcext:value-type="float">
            <text:p>611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1" calcext:value-type="float">
            <text:p>951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6" calcext:value-type="float">
            <text:p>506</text:p>
          </table:table-cell>
          <table:table-cell table:style-name="ce43" office:value-type="float" office:value="359" calcext:value-type="float">
            <text:p>35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7]-[.N27]" office:value-type="float" office:value="134" calcext:value-type="float">
            <text:p>134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764" calcext:value-type="float">
            <text:p>1,76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7" calcext:value-type="float">
            <text:p>1,72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697" calcext:value-type="float">
            <text:p>69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8]-[.N28]" office:value-type="float" office:value="37" calcext:value-type="float">
            <text:p>37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12" calcext:value-type="float">
            <text:p>71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5" calcext:value-type="float">
            <text:p>73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9]-[.N29]" office:value-type="float" office:value="-23" calcext:value-type="float">
            <text:p><text:s text:c="7"/>－23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052" calcext:value-type="float">
            <text:p>1,05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2" calcext:value-type="float">
            <text:p>542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2" calcext:value-type="float">
            <text:p>99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2" calcext:value-type="float">
            <text:p>512</text:p>
          </table:table-cell>
          <table:table-cell table:style-name="ce43" office:value-type="float" office:value="396" calcext:value-type="float">
            <text:p>39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0]-[.N30]" office:value-type="float" office:value="60" calcext:value-type="float">
            <text:p>60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642" calcext:value-type="float">
            <text:p>5,64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29" calcext:value-type="float">
            <text:p>3,029</text:p>
          </table:table-cell>
          <table:table-cell table:style-name="ce41" office:value-type="float" office:value="2223" calcext:value-type="float">
            <text:p>2,223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57" calcext:value-type="float">
            <text:p>5,457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58" calcext:value-type="float">
            <text:p>2,858</text:p>
          </table:table-cell>
          <table:table-cell table:style-name="ce41" office:value-type="float" office:value="2223" calcext:value-type="float">
            <text:p>2,223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1]-[.N31]" office:value-type="float" office:value="185" calcext:value-type="float">
            <text:p>185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68" calcext:value-type="float">
            <text:p>2,36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0" calcext:value-type="float">
            <text:p>1,290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39" calcext:value-type="float">
            <text:p>2,33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8" calcext:value-type="float">
            <text:p>1,238</text:p>
          </table:table-cell>
          <table:table-cell table:style-name="ce42" office:value-type="float" office:value="945" calcext:value-type="float">
            <text:p>945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2]-[.N32]" office:value-type="float" office:value="29" calcext:value-type="float">
            <text:p>29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274" calcext:value-type="float">
            <text:p>3,27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9" calcext:value-type="float">
            <text:p>1,739</text:p>
          </table:table-cell>
          <table:table-cell table:style-name="ce43" office:value-type="float" office:value="1278" calcext:value-type="float">
            <text:p>1,278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18" calcext:value-type="float">
            <text:p>3,118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0" calcext:value-type="float">
            <text:p>1,620</text:p>
          </table:table-cell>
          <table:table-cell table:style-name="ce43" office:value-type="float" office:value="1278" calcext:value-type="float">
            <text:p>1,27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3]-[.N33]" office:value-type="float" office:value="156" calcext:value-type="float">
            <text:p>15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777" calcext:value-type="float">
            <text:p>3,777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2188" calcext:value-type="float">
            <text:p>2,18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95" calcext:value-type="float">
            <text:p>4,095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2188" calcext:value-type="float">
            <text:p>2,188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4]-[.N34]" office:value-type="float" office:value="-318" calcext:value-type="float">
            <text:p><text:s text:c="7"/>－318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56" calcext:value-type="float">
            <text:p>1,55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8" calcext:value-type="float">
            <text:p>498</text:p>
          </table:table-cell>
          <table:table-cell table:style-name="ce42" office:value-type="float" office:value="939" calcext:value-type="float">
            <text:p>93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52" calcext:value-type="float">
            <text:p>1,75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939" calcext:value-type="float">
            <text:p>93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5]-[.N35]" office:value-type="float" office:value="-196" calcext:value-type="float">
            <text:p><text:s text:c="7"/>－19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221" calcext:value-type="float">
            <text:p>2,22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6" calcext:value-type="float">
            <text:p>776</text:p>
          </table:table-cell>
          <table:table-cell table:style-name="ce43" office:value-type="float" office:value="1249" calcext:value-type="float">
            <text:p>1,249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43" calcext:value-type="float">
            <text:p>2,34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1249" calcext:value-type="float">
            <text:p>1,249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6]-[.N36]" office:value-type="float" office:value="-122" calcext:value-type="float">
            <text:p><text:s text:c="7"/>－12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57" calcext:value-type="float">
            <text:p>1,55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599" calcext:value-type="float">
            <text:p>599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8" calcext:value-type="float">
            <text:p>958</text:p>
          </table:table-cell>
          <table:table-cell table:style-name="ce41" office:value-type="float" office:value="599" calcext:value-type="float">
            <text:p>599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7]-[.N37]" office:value-type="float" office:value="-140" calcext:value-type="float">
            <text:p><text:s text:c="7"/>－14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271" calcext:value-type="float">
            <text:p>271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8]-[.N38]" office:value-type="float" office:value="-44" calcext:value-type="float">
            <text:p><text:s text:c="7"/>－4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96" calcext:value-type="float">
            <text:p>89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4" calcext:value-type="float">
            <text:p>464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2" calcext:value-type="float">
            <text:p>99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7" calcext:value-type="float">
            <text:p>587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9]-[.N39]" office:value-type="float" office:value="-96" calcext:value-type="float">
            <text:p><text:s text:c="7"/>－9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87" calcext:value-type="float">
            <text:p>2,087</text:p>
          </table:table-cell>
          <table:table-cell table:style-name="ce41" office:value-type="float" office:value="32" calcext:value-type="float">
            <text:p>32</text:p>
          </table:table-cell>
          <table:table-cell table:number-columns-repeated="2"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6" calcext:value-type="float">
            <text:p>1,006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3" calcext:value-type="float">
            <text:p>1,333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0]-[.N40]" office:value-type="float" office:value="-260" calcext:value-type="float">
            <text:p><text:s text:c="7"/>－26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8" calcext:value-type="float">
            <text:p>408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9" calcext:value-type="float">
            <text:p>99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2" calcext:value-type="float">
            <text:p>582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41]-[.N41]" office:value-type="float" office:value="-188" calcext:value-type="float">
            <text:p><text:s text:c="7"/>－188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76" calcext:value-type="float">
            <text:p>1,27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8" calcext:value-type="float">
            <text:p>598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48" calcext:value-type="float">
            <text:p>1,34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1" calcext:value-type="float">
            <text:p>751</text:p>
          </table:table-cell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2]-[.N42]" office:value-type="float" office:value="-72" calcext:value-type="float">
            <text:p><text:s text:c="7"/>－7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42" calcext:value-type="float">
            <text:p>1,942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7" calcext:value-type="float">
            <text:p>1,177</text:p>
          </table:table-cell>
          <table:table-cell table:style-name="ce41" office:value-type="float" office:value="573" calcext:value-type="float">
            <text:p>57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83" calcext:value-type="float">
            <text:p>1,98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0" calcext:value-type="float">
            <text:p>1,260</text:p>
          </table:table-cell>
          <table:table-cell table:style-name="ce41" office:value-type="float" office:value="573" calcext:value-type="float">
            <text:p>57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3]-[.N43]" office:value-type="float" office:value="-41" calcext:value-type="float">
            <text:p><text:s text:c="7"/>－41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0" calcext:value-type="float">
            <text:p>85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4]-[.N44]" office:value-type="float" office:value="-56" calcext:value-type="float">
            <text:p><text:s text:c="7"/>－5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48" calcext:value-type="float">
            <text:p>1,14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3" calcext:value-type="float">
            <text:p>693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3" calcext:value-type="float">
            <text:p>1,13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4" calcext:value-type="float">
            <text:p>724</text:p>
          </table:table-cell>
          <table:table-cell table:style-name="ce43" office:value-type="float" office:value="329" calcext:value-type="float">
            <text:p>32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5]-[.N45]" office:value-type="float" office:value="15" calcext:value-type="float">
            <text:p>15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2" calcext:value-type="float">
            <text:p>1,682</text:p>
          </table:table-cell>
          <table:table-cell table:style-name="ce41" office:value-type="float" office:value="1584" calcext:value-type="float">
            <text:p>1,58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655" calcext:value-type="float">
            <text:p>3,655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54" calcext:value-type="float">
            <text:p>1,754</text:p>
          </table:table-cell>
          <table:table-cell table:style-name="ce41" office:value-type="float" office:value="1584" calcext:value-type="float">
            <text:p>1,58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46]-[.N46]" office:value-type="float" office:value="-43" calcext:value-type="float">
            <text:p><text:s text:c="7"/>－43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50" calcext:value-type="float">
            <text:p>1,55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2" calcext:value-type="float">
            <text:p>722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76" calcext:value-type="float">
            <text:p>1,57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7]-[.N47]" office:value-type="float" office:value="-26" calcext:value-type="float">
            <text:p><text:s text:c="7"/>－26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062" calcext:value-type="float">
            <text:p>2,0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879" calcext:value-type="float">
            <text:p>879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79" calcext:value-type="float">
            <text:p>2,07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9" calcext:value-type="float">
            <text:p>1,009</text:p>
          </table:table-cell>
          <table:table-cell table:style-name="ce43" office:value-type="float" office:value="879" calcext:value-type="float">
            <text:p>87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48]-[.N48]" office:value-type="float" office:value="-17" calcext:value-type="float">
            <text:p><text:s text:c="7"/>－17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520" calcext:value-type="float">
            <text:p>4,520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606" calcext:value-type="float">
            <text:p>1,6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4" calcext:value-type="float">
            <text:p>1,124</text:p>
          </table:table-cell>
          <table:table-cell table:style-name="ce41" office:value-type="float" office:value="1497" calcext:value-type="float">
            <text:p>1,497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658" calcext:value-type="float">
            <text:p>4,658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603" calcext:value-type="float">
            <text:p>1,60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497" calcext:value-type="float">
            <text:p>1,49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9" calcext:value-type="float">
            <text:p>9</text:p>
          </table:table-cell>
          <table:table-cell table:style-name="ce71" table:formula="of:=[.C49]-[.N49]" office:value-type="float" office:value="-138" calcext:value-type="float">
            <text:p><text:s text:c="7"/>－138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18" calcext:value-type="float">
            <text:p>1,91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0" calcext:value-type="float">
            <text:p>450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037" calcext:value-type="float">
            <text:p>2,037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714" calcext:value-type="float">
            <text:p>7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[.C50]-[.N50]" office:value-type="float" office:value="-119" calcext:value-type="float">
            <text:p><text:s text:c="7"/>－119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602" calcext:value-type="float">
            <text:p>2,60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856" calcext:value-type="float">
            <text:p>8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4" calcext:value-type="float">
            <text:p>674</text:p>
          </table:table-cell>
          <table:table-cell table:style-name="ce43" office:value-type="float" office:value="863" calcext:value-type="float">
            <text:p>863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21" calcext:value-type="float">
            <text:p>2,62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889" calcext:value-type="float">
            <text:p>8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7" calcext:value-type="float">
            <text:p>737</text:p>
          </table:table-cell>
          <table:table-cell table:style-name="ce43" office:value-type="float" office:value="863" calcext:value-type="float">
            <text:p>86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51]-[.N51]" office:value-type="float" office:value="-19" calcext:value-type="float">
            <text:p><text:s text:c="7"/>－19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786" calcext:value-type="float">
            <text:p>2,786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6" calcext:value-type="float">
            <text:p>786</text:p>
          </table:table-cell>
          <table:table-cell table:style-name="ce41" office:value-type="float" office:value="1502" calcext:value-type="float">
            <text:p>1,502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63" calcext:value-type="float">
            <text:p>3,063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4" calcext:value-type="float">
            <text:p>1,004</text:p>
          </table:table-cell>
          <table:table-cell table:style-name="ce41" office:value-type="float" office:value="1502" calcext:value-type="float">
            <text:p>1,50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3" calcext:value-type="float">
            <text:p>3</text:p>
          </table:table-cell>
          <table:table-cell table:style-name="ce71" table:formula="of:=[.C52]-[.N52]" office:value-type="float" office:value="-277" calcext:value-type="float">
            <text:p><text:s text:c="7"/>－277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32" calcext:value-type="float">
            <text:p>1,2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35" calcext:value-type="float">
            <text:p>1,335</text:p>
          </table:table-cell>
          <table:table-cell table:number-columns-repeated="2" table:style-name="ce42" office:value-type="float" office:value="27" calcext:value-type="float">
            <text:p>27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3" calcext:value-type="float">
            <text:p>3</text:p>
          </table:table-cell>
          <table:table-cell table:style-name="ce72" table:formula="of:=[.C53]-[.N53]" office:value-type="float" office:value="-103" calcext:value-type="float">
            <text:p><text:s text:c="7"/>－10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54" calcext:value-type="float">
            <text:p>1,55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830" calcext:value-type="float">
            <text:p>830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728" calcext:value-type="float">
            <text:p>1,72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0" calcext:value-type="float">
            <text:p>600</text:p>
          </table:table-cell>
          <table:table-cell table:style-name="ce43" office:value-type="float" office:value="830" calcext:value-type="float">
            <text:p>83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4]-[.N54]" office:value-type="float" office:value="-174" calcext:value-type="float">
            <text:p><text:s text:c="7"/>－17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16" calcext:value-type="float">
            <text:p>71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0" calcext:value-type="float">
            <text:p>78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0" calcext:value-type="float">
            <text:p>450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55]-[.N55]" office:value-type="float" office:value="-64" calcext:value-type="float">
            <text:p><text:s text:c="7"/>－64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7" calcext:value-type="float">
            <text:p>1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6]-[.N56]" office:value-type="float" office:value="-51" calcext:value-type="float">
            <text:p><text:s text:c="7"/>－5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7]-[.N57]" office:value-type="float" office:value="-13" calcext:value-type="float">
            <text:p><text:s text:c="7"/>－1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25" calcext:value-type="float">
            <text:p>1,52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6" calcext:value-type="float">
            <text:p>576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8]-[.N58]" office:value-type="float" office:value="-126" calcext:value-type="float">
            <text:p><text:s text:c="7"/>－12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0" calcext:value-type="float">
            <text:p>230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0" calcext:value-type="float">
            <text:p>260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9]-[.N59]" office:value-type="float" office:value="-29" calcext:value-type="float">
            <text:p><text:s text:c="7"/>－29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26" calcext:value-type="float">
            <text:p>72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23" calcext:value-type="float">
            <text:p>82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419" calcext:value-type="float">
            <text:p>41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0]-[.N60]" office:value-type="float" office:value="-97" calcext:value-type="float">
            <text:p><text:s text:c="7"/>－97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0" calcext:value-type="float">
            <text:p>38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1" calcext:value-type="float">
            <text:p>3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59" calcext:value-type="float">
            <text:p>59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3" calcext:value-type="float">
            <text:p>3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22" calcext:value-type="float">
            <text:p>22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37" calcext:value-type="float">
            <text:p>37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7" calcext:value-type="float">
            <text:p>597</text:p>
          </table:table-cell>
          <table:table-cell table:style-name="ce41" office:value-type="float" office:value="1036" calcext:value-type="float">
            <text:p>1,03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98" calcext:value-type="float">
            <text:p>1,998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office:value-type="float" office:value="1036" calcext:value-type="float">
            <text:p>1,03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4]-[.N64]" office:value-type="float" office:value="-53" calcext:value-type="float">
            <text:p><text:s text:c="7"/>－53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65" calcext:value-type="float">
            <text:p>86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23" calcext:value-type="float">
            <text:p><text:s text:c="7"/>－23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0" calcext:value-type="float">
            <text:p>1,11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556" calcext:value-type="float">
            <text:p>55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6]-[.N66]" office:value-type="float" office:value="-30" calcext:value-type="float">
            <text:p><text:s text:c="7"/>－30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60" calcext:value-type="float">
            <text:p>1,96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774" calcext:value-type="float">
            <text:p>77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774" calcext:value-type="float">
            <text:p>77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0" calcext:value-type="float">
            <text:p>10</text:p>
          </table:table-cell>
          <table:table-cell table:style-name="ce71" table:formula="of:=[.C67]-[.N67]" office:value-type="float" office:value="292" calcext:value-type="float">
            <text:p>29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90" calcext:value-type="float">
            <text:p>89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9" calcext:value-type="float">
            <text:p>75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361" calcext:value-type="float">
            <text:p>36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[.C68]-[.N68]" office:value-type="float" office:value="131" calcext:value-type="float">
            <text:p>13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70" calcext:value-type="float">
            <text:p>1,07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7" calcext:value-type="float">
            <text:p>517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9" calcext:value-type="float">
            <text:p>90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3" calcext:value-type="float">
            <text:p>3</text:p>
          </table:table-cell>
          <table:table-cell table:style-name="ce73" table:formula="of:=[.C69]-[.N69]" office:value-type="float" office:value="161" calcext:value-type="float">
            <text:p>16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180" calcext:value-type="float">
            <text:p>6,180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10" calcext:value-type="float">
            <text:p>3,010</text:p>
          </table:table-cell>
          <table:table-cell table:style-name="ce41" office:value-type="float" office:value="2635" calcext:value-type="float">
            <text:p>2,63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037" calcext:value-type="float">
            <text:p>6,037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07" calcext:value-type="float">
            <text:p>2,807</text:p>
          </table:table-cell>
          <table:table-cell table:style-name="ce41" office:value-type="float" office:value="2634" calcext:value-type="float">
            <text:p>2,634</text:p>
          </table:table-cell>
          <table:table-cell table:style-name="ce41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71" table:formula="of:=[.C70]-[.N70]" office:value-type="float" office:value="143" calcext:value-type="float">
            <text:p>14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794" calcext:value-type="float">
            <text:p>2,794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7" calcext:value-type="float">
            <text:p>1,387</text:p>
          </table:table-cell>
          <table:table-cell table:style-name="ce42" office:value-type="float" office:value="1179" calcext:value-type="float">
            <text:p>1,17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671" calcext:value-type="float">
            <text:p>2,671</text:p>
          </table:table-cell>
          <table:table-cell table:style-name="ce42" office:value-type="float" office:value="175" calcext:value-type="float">
            <text:p>17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5" calcext:value-type="float">
            <text:p>1,215</text:p>
          </table:table-cell>
          <table:table-cell table:style-name="ce42" office:value-type="float" office:value="1178" calcext:value-type="float">
            <text:p>1,178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71]-[.N71]" office:value-type="float" office:value="123" calcext:value-type="float">
            <text:p>12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386" calcext:value-type="float">
            <text:p>3,386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3" calcext:value-type="float">
            <text:p>1,623</text:p>
          </table:table-cell>
          <table:table-cell table:style-name="ce43" office:value-type="float" office:value="1456" calcext:value-type="float">
            <text:p>1,45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66" calcext:value-type="float">
            <text:p>3,366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2" calcext:value-type="float">
            <text:p>1,592</text:p>
          </table:table-cell>
          <table:table-cell table:style-name="ce43" office:value-type="float" office:value="1456" calcext:value-type="float">
            <text:p>1,456</text:p>
          </table:table-cell>
          <table:table-cell table:style-name="ce43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72]-[.N72]" office:value-type="float" office:value="20" calcext:value-type="float">
            <text:p>20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80" calcext:value-type="float">
            <text:p>1,18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0" calcext:value-type="float">
            <text:p>780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-101" calcext:value-type="float">
            <text:p><text:s text:c="7"/>－101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01" calcext:value-type="float">
            <text:p>50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-45" calcext:value-type="float">
            <text:p><text:s text:c="7"/>－4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79" calcext:value-type="float">
            <text:p>67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18" calcext:value-type="float">
            <text:p>418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2" calcext:value-type="float">
            <text:p>462</text:p>
          </table:table-cell>
          <table:table-cell table:style-name="ce43" office:value-type="float" office:value="198" calcext:value-type="float">
            <text:p>19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-56" calcext:value-type="float">
            <text:p><text:s text:c="7"/>－5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453" calcext:value-type="float">
            <text:p>3,453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7" calcext:value-type="float">
            <text:p>1,487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98" calcext:value-type="float">
            <text:p>3,398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9" calcext:value-type="float">
            <text:p>1,449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76]-[.N76]" office:value-type="float" office:value="55" calcext:value-type="float">
            <text:p>5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28" calcext:value-type="float">
            <text:p>1,52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38" calcext:value-type="float">
            <text:p>1,53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77]-[.N77]" office:value-type="float" office:value="-10" calcext:value-type="float">
            <text:p><text:s text:c="7"/>－1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25" calcext:value-type="float">
            <text:p>1,92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0" calcext:value-type="float">
            <text:p>850</text:p>
          </table:table-cell>
          <table:table-cell table:style-name="ce43" office:value-type="float" office:value="852" calcext:value-type="float">
            <text:p>85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60" calcext:value-type="float">
            <text:p>1,860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852" calcext:value-type="float">
            <text:p>85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65" calcext:value-type="float">
            <text:p>65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1241" calcext:value-type="float">
            <text:p>11,241</text:p>
          </table:table-cell>
          <table:table-cell table:style-name="ce38" office:value-type="float" office:value="1442" calcext:value-type="float">
            <text:p>1,44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4816" calcext:value-type="float">
            <text:p>4,816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13" calcext:value-type="float">
            <text:p>4,513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528" calcext:value-type="float">
            <text:p>12,528</text:p>
          </table:table-cell>
          <table:table-cell table:style-name="ce38" office:value-type="float" office:value="1225" calcext:value-type="float">
            <text:p>1,2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6547" calcext:value-type="float">
            <text:p>6,547</text:p>
          </table:table-cell>
          <table:table-cell table:style-name="ce38" office:value-type="float" office:value="69" calcext:value-type="float">
            <text:p>6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12" calcext:value-type="float">
            <text:p>4,512</text:p>
          </table:table-cell>
          <table:table-cell table:style-name="ce38" office:value-type="float" office:value="21" calcext:value-type="float">
            <text:p>21</text:p>
          </table:table-cell>
          <table:table-cell table:style-name="ce55" office:value-type="float" office:value="6" calcext:value-type="float">
            <text:p>6</text:p>
          </table:table-cell>
          <table:table-cell table:style-name="ce68" table:formula="of:=[.C79]-[.N79]" office:value-type="float" office:value="-1287" calcext:value-type="float">
            <text:p><text:s text:c="7"/>－1,287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860" calcext:value-type="float">
            <text:p>4,860</text:p>
          </table:table-cell>
          <table:table-cell table:style-name="ce39" office:value-type="float" office:value="624" calcext:value-type="float">
            <text:p>6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2025" calcext:value-type="float">
            <text:p>2,025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44" calcext:value-type="float">
            <text:p>2,044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709" calcext:value-type="float">
            <text:p>5,709</text:p>
          </table:table-cell>
          <table:table-cell table:style-name="ce39" office:value-type="float" office:value="559" calcext:value-type="float">
            <text:p>5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3000" calcext:value-type="float">
            <text:p>3,000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44" calcext:value-type="float">
            <text:p>2,044</text:p>
          </table:table-cell>
          <table:table-cell table:style-name="ce39" office:value-type="float" office:value="12" calcext:value-type="float">
            <text:p>12</text:p>
          </table:table-cell>
          <table:table-cell table:style-name="ce56" office:value-type="float" office:value="2" calcext:value-type="float">
            <text:p>2</text:p>
          </table:table-cell>
          <table:table-cell table:style-name="ce69" table:formula="of:=[.C80]-[.N80]" office:value-type="float" office:value="-849" calcext:value-type="float">
            <text:p><text:s text:c="7"/>－849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6381" calcext:value-type="float">
            <text:p>6,381</text:p>
          </table:table-cell>
          <table:table-cell table:style-name="ce40" office:value-type="float" office:value="818" calcext:value-type="float">
            <text:p>8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2791" calcext:value-type="float">
            <text:p>2,791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69" calcext:value-type="float">
            <text:p>2,469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19" calcext:value-type="float">
            <text:p>6,819</text:p>
          </table:table-cell>
          <table:table-cell table:style-name="ce40" office:value-type="float" office:value="666" calcext:value-type="float">
            <text:p>66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3547" calcext:value-type="float">
            <text:p>3,547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70" table:formula="of:=[.C81]-[.N81]" office:value-type="float" office:value="-438" calcext:value-type="float">
            <text:p><text:s text:c="7"/>－438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7279" calcext:value-type="float">
            <text:p>7,279</text:p>
          </table:table-cell>
          <table:table-cell table:style-name="ce38" office:value-type="float" office:value="276" calcext:value-type="float">
            <text:p>276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29" calcext:value-type="float">
            <text:p>3,129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604" calcext:value-type="float">
            <text:p>3,604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207" calcext:value-type="float">
            <text:p>7,207</text:p>
          </table:table-cell>
          <table:table-cell table:style-name="ce38" office:value-type="float" office:value="232" calcext:value-type="float">
            <text:p>232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75" calcext:value-type="float">
            <text:p>3,175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604" calcext:value-type="float">
            <text:p>3,604</text:p>
          </table:table-cell>
          <table:table-cell table:style-name="ce38" office:value-type="float" office:value="2" calcext:value-type="float">
            <text:p>2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2]-[.N82]" office:value-type="float" office:value="72" calcext:value-type="float">
            <text:p>72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209" calcext:value-type="float">
            <text:p>3,209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77" calcext:value-type="float">
            <text:p>1,377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624" calcext:value-type="float">
            <text:p>1,624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41" calcext:value-type="float">
            <text:p>3,241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26" calcext:value-type="float">
            <text:p>1,426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624" calcext:value-type="float">
            <text:p>1,624</text:p>
          </table:table-cell>
          <table:table-cell table:style-name="ce39" office:value-type="float" office:value="1" calcext:value-type="float">
            <text:p>1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3]-[.N83]" office:value-type="float" office:value="-32" calcext:value-type="float">
            <text:p><text:s text:c="7"/>－32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070" calcext:value-type="float">
            <text:p>4,070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52" calcext:value-type="float">
            <text:p>1,752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980" calcext:value-type="float">
            <text:p>1,980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66" calcext:value-type="float">
            <text:p>3,966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49" calcext:value-type="float">
            <text:p>1,749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980" calcext:value-type="float">
            <text:p>1,980</text:p>
          </table:table-cell>
          <table:table-cell table:style-name="ce40" office:value-type="float" office:value="1" calcext:value-type="float">
            <text:p>1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4]-[.N84]" office:value-type="float" office:value="104" calcext:value-type="float">
            <text:p>104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699" calcext:value-type="float">
            <text:p>699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468" calcext:value-type="float">
            <text:p>46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68" calcext:value-type="float">
            <text:p>468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3" calcext:value-type="float">
            <text:p>26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231" calcext:value-type="float">
            <text:p>231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41" calcext:value-type="float">
            <text:p>34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28" calcext:value-type="float">
            <text:p>2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2" calcext:value-type="float">
            <text:p>28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65" calcext:value-type="float">
            <text:p>16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59" calcext:value-type="float">
            <text:p>59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240" calcext:value-type="float">
            <text:p>240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98" calcext:value-type="float">
            <text:p>9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172" calcext:value-type="float">
            <text:p>172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54" calcext:value-type="float">
            <text:p>65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437" calcext:value-type="float">
            <text:p>43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0" calcext:value-type="float">
            <text:p>39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1" calcext:value-type="float">
            <text:p>20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264" calcext:value-type="float">
            <text:p>264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2" calcext:value-type="float">
            <text:p>2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8" calcext:value-type="float">
            <text:p>22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2" calcext:value-type="float">
            <text:p>1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89" calcext:value-type="float">
            <text:p>89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25" calcext:value-type="float">
            <text:p>2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9" calcext:value-type="float">
            <text:p>7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175" calcext:value-type="float">
            <text:p>175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2" calcext:value-type="float">
            <text:p>6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-33" calcext:value-type="float">
            <text:p><text:s text:c="7"/>－3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3" calcext:value-type="float">
            <text:p>4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-30" calcext:value-type="float">
            <text:p><text:s text:c="7"/>－3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-3" calcext:value-type="float">
            <text:p><text:s text:c="7"/>－3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7年12月5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user</dc:creator>
    <dc:date>2008-12-05T10:02:42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